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5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ivamukti Class 6 - Balancing</text:p>
      <text:p text:style-name="P6">Transcript</text:p>
      <text:p text:style-name="P1"/>
      <text:p text:style-name="P2">START</text:p>
      <text:p text:style-name="P1">Please sit in a comfortable position.</text:p>
      <text:p text:style-name="P1">The following sequence of yoga asanas is presented in a Vinyasa flowing form, </text:p>
      <text:p text:style-name="P1">where intention and breath provide the linking mechanism.</text:p>
      <text:p text:style-name="P1">The intention will determine the end result of any sequence of actions;</text:p>
      <text:p text:style-name="P1">the breath will help to make the actions conscious.</text:p>
      <text:p text:style-name="P1">Begin by focusing your mind on the following elevated intention.</text:p>
      <text:p text:style-name="P1">Offer whatever benefits you may receive through this practice</text:p>
      <text:p text:style-name="P1">to the happiness and welfare of others.</text:p>
      <text:p text:style-name="P1">By remembering this intention during the yoga practice,</text:p>
      <text:p text:style-name="P1">you will eventually, but inevitably, be freed of deep-rooted fears and tendencies towards selfishness.</text:p>
      <text:p text:style-name="P1">When fear and selfishness begin to lift, the practitioner moves toward yoga.</text:p>
      <text:p text:style-name="P1">With sincere and regular practice over time, freedom from delusion results,</text:p>
      <text:p text:style-name="P1">and liberation becomes possible.</text:p>
      <text:p text:style-name="P1">This is the state of the jivanmukta - </text:p>
      <text:p text:style-name="P1">one who has become liberated from delusion by realising the oneness of being.</text:p>
      <text:p text:style-name="P1">This is enlightenment</text:p>
      <text:p text:style-name="P1">the best way to uplift our own lives is to do all we can to uplift the lives of others.</text:p>
      <text:p text:style-name="P1">In Patanjali's yoga sutras we find the following advice concerning the practice of asana</text:p>
      <text:p text:style-name="P3">Sthira, Sukham, Asanam</text:p>
      <text:p text:style-name="P1">This translates as: The <text:span text:style-name="T1">asana</text:span>, meaning connection to the earth, should be steady or <text:span text:style-name="T2">sthira</text:span></text:p>
      <text:p text:style-name="P1">and joyful - <text:span text:style-name="T1">sukham</text:span>.</text:p>
      <text:p text:style-name="P1">The practical application of this concept can be stated as: </text:p>
      <text:p text:style-name="P1">“the practice of yoga asana is the technique through which one develops a good relationship to the Earth.”</text:p>
      <text:p text:style-name="P1">Yoga philosophy reveals that for our relationship to all of creation to be steady and joyful it must be mutually beneficial.<text:line-break/>Mother Earth does not belong to us.</text:p>
      <text:p text:style-name="P1">We ultimately will not benefit by exploiting her for our short-sighted gain.</text:p>
      <text:p text:style-name="P1">How we treat the world around us; how we treat all beings, human and animal</text:p>
      <text:p text:style-name="P1">has a bearing on our own happiness as a members of the community of life.</text:p>
      <text:p text:style-name="P1">The following yoga class will help release tension.</text:p>
      <text:p text:style-name="P1">Strength, clarity and true self-confidence result.</text:p>
      <text:p text:style-name="P1">When we feel our connection to the Earth through our body</text:p>
      <text:p text:style-name="P1">we become confident, serene and peaceful.</text:p>
      <text:p text:style-name="P1">As a result, we are less likely to hurt others</text:p>
      <text:p text:style-name="P1">through harmful thoughts, cruel words or violent deeds.</text:p>
      <text:p text:style-name="P1">The most direct way to affect a positive change in the physical body;</text:p>
      <text:p text:style-name="P1">is through a correct diet.</text:p>
      <text:p text:style-name="P1">When a vegetarian diet is practiced jointly with yoga asanas</text:p>
      <text:p text:style-name="P1">the highest result, liberation, will be obtained.</text:p>
      <text:p text:style-name="P1">Because a vegetarian diet causes the least amount of harm to the practitioner,</text:p>
      <text:p text:style-name="P1">to the animals and to the planet,</text:p>
      <text:p text:style-name="P1">it creates a good relationship with Mother Earth -</text:p>
      <text:p text:style-name="P1">a relationship based on steadiness and joy.</text:p>
      <text:p text:style-name="P1">Make the choice to be kind and compassionate toward all beings.</text:p>
      <text:p text:style-name="P1">In doing so, you will create a harmonious atmosphere within and around you,</text:p>
      <text:p text:style-name="P1">extending automatically into the world we all share.</text:p>
      <text:p text:style-name="P1"/>
      <text:p text:style-name="P1"/>
      <text:p text:style-name="P1">Offer your practice with the following chants, sing with me.</text:p>
      <text:p text:style-name="P3">Om, Om, Om</text:p>
      <text:p text:style-name="P3"><text:span text:style-name="T4">[5']</text:span></text:p>
      <text:p text:style-name="P3">Guru Brahma, Guru Vishnu, Guru Devo Mahesvara</text:p>
      <text:p text:style-name="P3">Guru Sakshat, Param Brahma, Tasmai Sri Guruvey Namaha</text:p>
      <text:p text:style-name="P4"><text:soft-page-break/>May the following yoga practice help me to develop the necessary humility</text:p>
      <text:p text:style-name="P4">to perceive the enlightenment principle, which is operating around me and within me at all times.</text:p>
      <text:p text:style-name="P3">Lokah Samasta Sukinoh Bhavantu</text:p>
      <text:p text:style-name="P4">May all beings everywhere be happy and free </text:p>
      <text:p text:style-name="P4">and may the thoughts, words and actions of my own life, contribute in some way to that happiness and to that freedom for all.</text:p>
      <text:p text:style-name="P3">Om, Shanthi, Shanthi, Shanthi.</text:p>
      <text:p text:style-name="P4">Peace, peace, peace</text:p>
      <text:p text:style-name="P3"/>
      <text:p text:style-name="P3">***</text:p>
      <text:p text:style-name="P3"/>
      <text:p text:style-name="P5">While standing bring your awareness to your breathing.</text:p>
      <text:p text:style-name="P5">Equalize the duration and volume of your inhale and exhale, using Ujjayi breathing.</text:p>
      <text:p text:style-name="P1"><text:span text:style-name="T3">Surya Namaskar, Sun Salutation A</text:span></text:p>
      <text:p text:style-name="P1">exhale, tadasana</text:p>
      <text:p text:style-name="P1">inhale hook thumbs reach up and arch back</text:p>
      <text:p text:style-name="P1">exhale bend knees swing arms overhead, clasp hands together into a fist straightening legs</text:p>
      <text:p text:style-name="P1">inhale hands down next to feet, step R foot back lunge</text:p>
      <text:p text:style-name="P1">exhale downward facing dog</text:p>
      <text:p text:style-name="P1">inhale plank pose</text:p>
      <text:p text:style-name="P1">exhale chaturanga dandasana</text:p>
      <text:p text:style-name="P1">inhale upward facing dog</text:p>
      <text:p text:style-name="P1">exhale downward facing dog</text:p>
      <text:p text:style-name="P1">inhale plank pose</text:p>
      <text:p text:style-name="P1">exhale knees, chest and chin to floor</text:p>
      <text:p text:style-name="P1">inhale forward and up into cobra</text:p>
      <text:p text:style-name="P1">exhale push seat to heels and extend legs into downward facing dog</text:p>
      <text:p text:style-name="P1">inhale step R foot forward into lunge</text:p>
      <text:p text:style-name="P1">exhale L foot forward next to R</text:p>
      <text:p text:style-name="P1">inhale bend knees, hook thumbs, reach arms forward, stand up, straighten legs, arch back</text:p>
      <text:p text:style-name="P1">exhale bend knees, swing arms overhead, clasp hands together in a fist</text:p>
      <text:p text:style-name="P1">inhale hands down next to feet, step L foot back lunge</text:p>
      <text:p text:style-name="P1">exhale downward facing dog</text:p>
      <text:p text:style-name="P1">inhale plank pose</text:p>
      <text:p text:style-name="P1">exhale chaturanga dandasana</text:p>
      <text:p text:style-name="P1">inhale upward facing dog</text:p>
      <text:p text:style-name="P1">exhale downward facing dog</text:p>
      <text:p text:style-name="P1">inhale plank pose</text:p>
      <text:p text:style-name="P1">exhale knees chest and chin to floor</text:p>
      <text:p text:style-name="P1">inhale forward and up into cobra</text:p>
      <text:p text:style-name="P1">exhale push seat to heels and extend legs into downward facing dog</text:p>
      <text:p text:style-name="P1">inhale step L foot forward <text:s/>lunge</text:p>
      <text:p text:style-name="P1">exhale R foot forward next to L</text:p>
      <text:p text:style-name="P1">inhale bend knees, hook thumbs, reach arms forward, stand up, straighten legs and arch back</text:p>
      <text:p text:style-name="P1">exhale tadasana</text:p>
      <text:p text:style-name="P1">inhale hook thumbs, reach up and arch back</text:p>
      <text:p text:style-name="P1">exhale bend knees swing arms overhead, clasp hands together in a fist</text:p>
      <text:p text:style-name="P1">inhale hands down next to feet, step R foot back lunge</text:p>
      <text:p text:style-name="P1">exhale downard facing dog</text:p>
      <text:p text:style-name="P1">inhale plank pose</text:p>
      <text:p text:style-name="P1">exhale chaturanga dandasana</text:p>
      <text:p text:style-name="P1">inhale upward facing dog</text:p>
      <text:p text:style-name="P1">exhale downward facing dog</text:p>
      <text:p text:style-name="P1">inhale plank pose</text:p>
      <text:p text:style-name="P1">exhale knees, chest and chin to floor</text:p>
      <text:p text:style-name="P1">inhale forward and up into cobra</text:p>
      <text:p text:style-name="P1">exhale push seat to heels and extend legs into downward facing dog</text:p>
      <text:p text:style-name="P1"><text:soft-page-break/>inhale step R foot forward into lunge</text:p>
      <text:p text:style-name="P1">exhale L food forward next to R</text:p>
      <text:p text:style-name="P1">inhale bend knees, hook thumbs, reach arms forward, stand up, straighten legs and arch back</text:p>
      <text:p text:style-name="P1">exhale bend knees, swing arms overhead, clasp hands together in a fist</text:p>
      <text:p text:style-name="P1">inhale hands down next to feet extend L foot back</text:p>
      <text:p text:style-name="P1">exhale downward facing dog</text:p>
      <text:p text:style-name="P1">inhale plank pose</text:p>
      <text:p text:style-name="P1">exhale chaturanga dandasana</text:p>
      <text:p text:style-name="P1">inhale upward facing dog</text:p>
      <text:p text:style-name="P3">[10']</text:p>
      <text:p text:style-name="P1">exhale downard facing dog</text:p>
      <text:p text:style-name="P1">inhale plank pose</text:p>
      <text:p text:style-name="P1">exhale knees, chest and chin to floor</text:p>
      <text:p text:style-name="P1">inhale forward and up into cobra</text:p>
      <text:p text:style-name="P1">exhale push seat to heels and extend legs into downward dog </text:p>
      <text:p text:style-name="P1">inhale step L foot forward lunge</text:p>
      <text:p text:style-name="P1">exhale R foot forward next to L</text:p>
      <text:p text:style-name="P1">inhale bend knees, hook thumbs reach arms forward, stand up, straighten legs and arch back</text:p>
      <text:p text:style-name="P1">exhale tadasana</text:p>
      <text:p text:style-name="P1"/>
      <text:p text:style-name="P1">Sun Salutation B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Ribo</meta:initial-creator>
    <meta:creation-date>2014-03-26T22:25:01</meta:creation-date>
    <meta:generator>OpenOffice/4.0.1$Unix OpenOffice.org_project/401m5$Build-9714</meta:generator>
    <dc:date>2014-04-02T01:14:26</dc:date>
    <dc:creator>Alejandro Ribo</dc:creator>
    <meta:editing-duration>PT2H49M13S</meta:editing-duration>
    <meta:editing-cycles>8</meta:editing-cycles>
    <meta:document-statistic meta:table-count="0" meta:image-count="0" meta:object-count="0" meta:page-count="3" meta:paragraph-count="126" meta:word-count="1003" meta:character-count="5857"/>
  </office:meta>
</office:document-meta>
</file>